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8368in" style:rel-column-width="8191*"/>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20pt" style:text-underline-style="solid" style:text-underline-width="auto" style:text-underline-color="font-color" officeooo:rsid="000055a4" officeooo:paragraph-rsid="000055a4" style:font-size-asian="20pt" style:font-size-complex="20pt"/>
    </style:style>
    <style:style style:name="P2" style:family="paragraph" style:parent-style-name="Standard">
      <style:text-properties fo:font-size="12pt" style:text-underline-style="none" officeooo:rsid="000055a4" officeooo:paragraph-rsid="000055a4" style:font-size-asian="10.5pt" style:font-size-complex="12pt"/>
    </style:style>
    <style:style style:name="P3" style:family="paragraph" style:parent-style-name="Standard">
      <style:text-properties fo:font-size="12pt" style:text-underline-style="none" officeooo:rsid="000055a4" officeooo:paragraph-rsid="0003ee96" style:font-size-asian="10.5pt" style:font-size-complex="12pt"/>
    </style:style>
    <style:style style:name="P4" style:family="paragraph" style:parent-style-name="Standard">
      <style:text-properties fo:font-size="12pt" style:text-underline-style="none" officeooo:rsid="0003ee96" officeooo:paragraph-rsid="0003ee96" style:font-size-asian="10.5pt" style:font-size-complex="12pt"/>
    </style:style>
    <style:style style:name="P5" style:family="paragraph" style:parent-style-name="Standard">
      <style:text-properties fo:font-size="12pt" style:text-underline-style="none" officeooo:rsid="0003ee96" officeooo:paragraph-rsid="0007a5fb" style:font-size-asian="10.5pt" style:font-size-complex="12pt"/>
    </style:style>
    <style:style style:name="P6" style:family="paragraph" style:parent-style-name="Standard">
      <style:text-properties fo:font-size="12pt" style:text-underline-style="none" officeooo:rsid="0008d075" officeooo:paragraph-rsid="0008d075" style:font-size-asian="10.5pt" style:font-size-complex="12pt"/>
    </style:style>
    <style:style style:name="P7" style:family="paragraph" style:parent-style-name="Standard">
      <style:text-properties fo:font-size="12pt" style:text-underline-style="none" officeooo:rsid="0008d075" officeooo:paragraph-rsid="000a632d" style:font-size-asian="10.5pt" style:font-size-complex="12pt"/>
    </style:style>
    <style:style style:name="P8" style:family="paragraph" style:parent-style-name="Standard">
      <style:text-properties fo:font-size="12pt" style:text-underline-style="none" officeooo:rsid="0008d075" officeooo:paragraph-rsid="000b3ef9" style:font-size-asian="10.5pt" style:font-size-complex="12pt"/>
    </style:style>
    <style:style style:name="P9" style:family="paragraph" style:parent-style-name="Standard">
      <style:text-properties fo:font-size="12pt" style:text-underline-style="none" officeooo:rsid="000a632d" officeooo:paragraph-rsid="000a632d" style:font-size-asian="10.5pt" style:font-size-complex="12pt"/>
    </style:style>
    <style:style style:name="P10" style:family="paragraph" style:parent-style-name="Standard">
      <style:text-properties fo:font-size="12pt" style:text-underline-style="none" officeooo:rsid="000d1db2" officeooo:paragraph-rsid="000d1db2" style:font-size-asian="10.5pt" style:font-size-complex="12pt"/>
    </style:style>
    <style:style style:name="P11" style:family="paragraph" style:parent-style-name="Standard">
      <style:text-properties fo:font-size="12pt" style:text-underline-style="solid" style:text-underline-width="auto" style:text-underline-color="font-color" officeooo:rsid="000055a4" officeooo:paragraph-rsid="000055a4" style:font-size-asian="10.5pt" style:font-size-complex="12pt"/>
    </style:style>
    <style:style style:name="P12" style:family="paragraph" style:parent-style-name="Standard">
      <style:text-properties fo:font-size="12pt" style:text-underline-style="none" officeooo:rsid="000bf157" officeooo:paragraph-rsid="000bf157" style:font-size-asian="10.5pt" style:font-size-complex="12pt"/>
    </style:style>
    <style:style style:name="P13" style:family="paragraph" style:parent-style-name="Standard">
      <style:text-properties fo:font-size="12pt" style:text-underline-style="none" officeooo:rsid="000055a4" officeooo:paragraph-rsid="000055a4" style:font-size-asian="10.5pt" style:font-size-complex="12pt"/>
    </style:style>
    <style:style style:name="P14" style:family="paragraph" style:parent-style-name="Standard">
      <style:text-properties fo:font-size="12pt" style:text-underline-style="none" officeooo:rsid="000055a4" officeooo:paragraph-rsid="000b3ef9" style:font-size-asian="10.5pt" style:font-size-complex="12pt"/>
    </style:style>
    <style:style style:name="P15" style:family="paragraph" style:parent-style-name="Standard">
      <style:text-properties fo:font-size="12pt" style:text-underline-style="none" officeooo:rsid="000f672d" officeooo:paragraph-rsid="000f672d" style:font-size-asian="10.5pt" style:font-size-complex="12pt"/>
    </style:style>
    <style:style style:name="P16" style:family="paragraph" style:parent-style-name="Table_20_Contents">
      <style:text-properties fo:font-size="12pt" style:font-size-asian="10.5pt" style:font-size-complex="12pt"/>
    </style:style>
    <style:style style:name="P17" style:family="paragraph" style:parent-style-name="Table_20_Contents">
      <style:text-properties fo:font-size="12pt" officeooo:rsid="000f672d" officeooo:paragraph-rsid="000f672d" style:font-size-asian="10.5pt" style:font-size-complex="12pt"/>
    </style:style>
    <style:style style:name="P18" style:family="paragraph" style:parent-style-name="Table_20_Contents">
      <style:text-properties fo:font-size="12pt" officeooo:rsid="0010b6a8" officeooo:paragraph-rsid="0010b6a8" style:font-size-asian="10.5pt" style:font-size-complex="12pt"/>
    </style:style>
    <style:style style:name="T1" style:family="text">
      <style:text-properties officeooo:rsid="00024165"/>
    </style:style>
    <style:style style:name="T2" style:family="text">
      <style:text-properties officeooo:rsid="0005e6bd"/>
    </style:style>
    <style:style style:name="T3" style:family="text">
      <style:text-properties officeooo:rsid="0008be11"/>
    </style:style>
    <style:style style:name="T4" style:family="text">
      <style:text-properties officeooo:rsid="000a632d"/>
    </style:style>
    <style:style style:name="T5" style:family="text">
      <style:text-properties officeooo:rsid="000e7bdf"/>
    </style:style>
    <style:style style:name="T6" style:family="text">
      <style:text-properties officeooo:rsid="0010b6a8"/>
    </style:style>
    <style:style style:name="T7" style:family="text">
      <style:text-properties officeooo:rsid="00120f47"/>
    </style:style>
    <style:style style:name="fr1"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text:p>
      <text:p text:style-name="P11">Part 2:</text:p>
      <text:p text:style-name="P2">1)</text:p>
      <text:p text:style-name="P3">a)</text:p>
      <text:p text:style-name="P3"><text:s/><text:span text:style-name="T1">I parallelized the for loop of the program because each of its iterations are many, expensive and independent while the rest of the code is executed only once and is relatively inexpensive.</text:span></text:p>
      <text:p text:style-name="P2">b)</text:p>
      <text:p text:style-name="P4">For the first serial phase: <text:span text:style-name="T2">variable creation.</text:span></text:p>
      <text:p text:style-name="P4">For the parallel phase: <text:span text:style-name="T2">random number generation (but could be the f(x) computing if the function is complex enough).</text:span></text:p>
      <text:p text:style-name="P4">For the second serial phase: <text:span text:style-name="T2">division.</text:span></text:p>
      <text:p text:style-name="P2">c)</text:p>
      <text:p text:style-name="P5">For the first serial phase: <text:span text:style-name="T3">none.</text:span></text:p>
      <text:p text:style-name="P5">For the parallel phase: <text:span text:style-name="T3">num_threads,samples,f.</text:span></text:p>
      <text:p text:style-name="P5">For the second serial phase: <text:span text:style-name="T3">none.</text:span></text:p>
      <text:p text:style-name="P6">Complexity=O(O(f)*samples/num_threads)</text:p>
      <text:p text:style-name="P2">d)</text:p>
      <text:p text:style-name="P9">In every case, the enhanced fraction of the code tends to 1, so we’ll use the approximation f_enhanced=1.</text:p>
      <text:p text:style-name="P9"/>
      <text:p text:style-name="P6">For thread_count=1: SU=<text:span text:style-name="T4">1</text:span></text:p>
      <text:p text:style-name="P7">For thread_count=2: <text:span text:style-name="T4">SU=1/(F_enhanced/S_enhanced+(1-F_enhanced))=1/(1/2+(1-1))=2</text:span></text:p>
      <text:p text:style-name="P7">For thread_count=4: <text:span text:style-name="T4">SU=1/(F_enhanced/S_enhanced+(1-F_enhanced))=1/(1/4+(1-1))=4</text:span></text:p>
      <text:p text:style-name="P7">For thread_count=8: <text:span text:style-name="T4">SU=1/(F_enhanced/S_enhanced+(1-F_enhanced))=1/(1/8+(1-1))=8</text:span></text:p>
      <text:p text:style-name="P7">For thread_count=16: <text:span text:style-name="T4">SU=1/(F_enhanced/S_enhanced+(1-F_enhanced))=1/(1/16+(1-1))=16</text:span></text:p>
      <text:p text:style-name="P7">For thread_count=32: <text:span text:style-name="T4">SU=1/(F_enhanced/S_enhanced+(1-F_enhanced))=1/(1/32+(1-1))=32</text:span></text:p>
      <text:p text:style-name="P8">For thread_count=64: <text:span text:style-name="T4">SU=1/(F_enhanced/S_enhanced+(1-F_enhanced))=1/(1/64+(1-1))=64</text:span></text:p>
      <text:p text:style-name="P14"/>
      <text:p text:style-name="P14"><draw:frame draw:style-name="fr1" draw:name="Object1" text:anchor-type="paragraph" svg:width="6.2992in" svg:height="3.5429in" draw:z-index="0"><draw:object xlink:href="./Object 1" xlink:type="simple" xlink:show="embed" xlink:actuate="onLoad"/><draw:image xlink:href="./ObjectReplacements/Object 1" xlink:type="simple" xlink:show="embed" xlink:actuate="onLoad"/></draw:frame></text:p>
      <text:p text:style-name="P2"/>
      <text:p text:style-name="P2"/>
      <text:p text:style-name="P2"/>
      <text:p text:style-name="P2"/>
      <text:p text:style-name="P2"><text:soft-page-break/>2)</text:p>
      <text:p text:style-name="P12">Table of the Measured Speedups and Execution Times (%) over the Number of Threads:</text:p>
      <table:table table:name="Table1" table:style-name="Table1">
        <table:table-column table:style-name="Table1.A" table:number-columns-repeated="8"/>
        <table:table-row>
          <table:table-cell table:style-name="Table1.A1" office:value-type="string">
            <text:p text:style-name="P16"/>
            <text:p text:style-name="P17">Threads</text:p>
          </table:table-cell>
          <table:table-cell table:style-name="Table1.A1" office:value-type="string">
            <text:p text:style-name="P17">1</text:p>
          </table:table-cell>
          <table:table-cell table:style-name="Table1.A1" office:value-type="string">
            <text:p text:style-name="P17">2</text:p>
          </table:table-cell>
          <table:table-cell table:style-name="Table1.A1" office:value-type="string">
            <text:p text:style-name="P17">4</text:p>
          </table:table-cell>
          <table:table-cell table:style-name="Table1.A1" office:value-type="string">
            <text:p text:style-name="P17">8</text:p>
          </table:table-cell>
          <table:table-cell table:style-name="Table1.A1" office:value-type="string">
            <text:p text:style-name="P17">16</text:p>
          </table:table-cell>
          <table:table-cell table:style-name="Table1.A1" office:value-type="string">
            <text:p text:style-name="P17">32</text:p>
          </table:table-cell>
          <table:table-cell table:style-name="Table1.H1" office:value-type="string">
            <text:p text:style-name="P17">64</text:p>
          </table:table-cell>
        </table:table-row>
        <table:table-row>
          <table:table-cell table:style-name="Table1.A2" office:value-type="string">
            <text:p text:style-name="P17">Measured Execution Time(%)</text:p>
          </table:table-cell>
          <table:table-cell table:style-name="Table1.A2" office:value-type="string">
            <text:p text:style-name="P17">100</text:p>
          </table:table-cell>
          <table:table-cell table:style-name="Table1.A2" office:value-type="string">
            <text:p text:style-name="P17">50.87</text:p>
          </table:table-cell>
          <table:table-cell table:style-name="Table1.A2" office:value-type="string">
            <text:p text:style-name="P17">25.08</text:p>
          </table:table-cell>
          <table:table-cell table:style-name="Table1.A2" office:value-type="string">
            <text:p text:style-name="P17">12.57</text:p>
          </table:table-cell>
          <table:table-cell table:style-name="Table1.A2" office:value-type="string">
            <text:p text:style-name="P17">7.64</text:p>
          </table:table-cell>
          <table:table-cell table:style-name="Table1.A2" office:value-type="string">
            <text:p text:style-name="P17">8.36</text:p>
          </table:table-cell>
          <table:table-cell table:style-name="Table1.H2" office:value-type="string">
            <text:p text:style-name="P17">5.98</text:p>
          </table:table-cell>
        </table:table-row>
        <table:table-row>
          <table:table-cell table:style-name="Table1.A2" office:value-type="string">
            <text:p text:style-name="P17">Measured Execution Time(s)</text:p>
          </table:table-cell>
          <table:table-cell table:style-name="Table1.A2" office:value-type="string">
            <text:p text:style-name="P17">1.151</text:p>
          </table:table-cell>
          <table:table-cell table:style-name="Table1.A2" office:value-type="string">
            <text:p text:style-name="P17">0.5857</text:p>
          </table:table-cell>
          <table:table-cell table:style-name="Table1.A2" office:value-type="string">
            <text:p text:style-name="P17">0.2887</text:p>
          </table:table-cell>
          <table:table-cell table:style-name="Table1.A2" office:value-type="string">
            <text:p text:style-name="P17">0.1447</text:p>
          </table:table-cell>
          <table:table-cell table:style-name="Table1.A2" office:value-type="string">
            <text:p text:style-name="P17">0.08<text:span text:style-name="T6">794</text:span></text:p>
          </table:table-cell>
          <table:table-cell table:style-name="Table1.A2" office:value-type="string">
            <text:p text:style-name="P18">0.9624</text:p>
          </table:table-cell>
          <table:table-cell table:style-name="Table1.H2" office:value-type="string">
            <text:p text:style-name="P18">0.6884</text:p>
          </table:table-cell>
        </table:table-row>
        <table:table-row>
          <table:table-cell table:style-name="Table1.A2" office:value-type="string">
            <text:p text:style-name="P17">Measured Speedup</text:p>
          </table:table-cell>
          <table:table-cell table:style-name="Table1.A2" office:value-type="string">
            <text:p text:style-name="P18">1</text:p>
          </table:table-cell>
          <table:table-cell table:style-name="Table1.A2" office:value-type="string">
            <text:p text:style-name="P18">1.97</text:p>
          </table:table-cell>
          <table:table-cell table:style-name="Table1.A2" office:value-type="string">
            <text:p text:style-name="P18">3.99</text:p>
          </table:table-cell>
          <table:table-cell table:style-name="Table1.A2" office:value-type="string">
            <text:p text:style-name="P18">7.95</text:p>
          </table:table-cell>
          <table:table-cell table:style-name="Table1.A2" office:value-type="string">
            <text:p text:style-name="P18">13.09</text:p>
          </table:table-cell>
          <table:table-cell table:style-name="Table1.A2" office:value-type="string">
            <text:p text:style-name="P18">11.96</text:p>
          </table:table-cell>
          <table:table-cell table:style-name="Table1.H2" office:value-type="string">
            <text:p text:style-name="P18">16.72</text:p>
          </table:table-cell>
        </table:table-row>
      </table:table>
      <text:p text:style-name="P12"/>
      <text:p text:style-name="P15">PS: <text:span text:style-name="T7">the </text:span>measures <text:span text:style-name="T7">were</text:span> done on the SCITAS cluster <text:span text:style-name="T7">and</text:span> using 24 cores, the maximum number available.</text:p>
      <text:p text:style-name="P2">3) <text:span text:style-name="T5">Overall, the actual speedups are, in application, a little lower than the estimated ones. The relative gap between estimation and reality grows for thread_count&gt;16.</text:span></text:p>
      <text:p text:style-name="P10">The first difference is due to the fact that, in application, F_enhanced is a tad lower than 1 when, in theory, we simplified things by taking F_enhanced=1, since 1 is the value it tends to <text:span text:style-name="T6">when “samples” grows. Also, we ignored the cost of parallelization (thread allocation, deallocation…) that increases with the number of tasks.</text:span></text:p>
      <text:p text:style-name="P10">The second difference is due to the fact that, in theory, performance keeps increasing the more you use threads, since it’s work division, but in reality, the moment the number of threads reaches the number of cores, an increase in threads just gives more work to already used cores and is, consequently, not equivalent to additional work divis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10:04:52.674404672</meta:creation-date>
    <dc:date>2018-10-03T18:38:21.433258391</dc:date>
    <meta:editing-duration>PT2H26M22S</meta:editing-duration>
    <meta:editing-cycles>8</meta:editing-cycles>
    <meta:generator>LibreOffice/5.1.6.2$Linux_X86_64 LibreOffice_project/10m0$Build-2</meta:generator>
    <meta:document-statistic meta:table-count="1" meta:image-count="0" meta:object-count="1" meta:page-count="2" meta:paragraph-count="61" meta:word-count="336" meta:character-count="2391" meta:non-whitespace-character-count="211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title svg:x="3.577cm" svg:y="0.315cm" chart:style-name="ch2">
          <text:p>Execution Time over the Number of Threads</text:p>
        </chart:title>
        <chart:legend chart:legend-position="end" svg:x="9.998cm" svg:y="3.951cm" style:legend-expansion="high" chart:style-name="ch3"/>
        <chart:plot-area chart:style-name="ch4" chart:data-source-has-labels="both" svg:x="1.33cm" svg:y="1.273cm" svg:width="8.349cm" svg:height="6.566cm">
          <chartooo:coordinate-region svg:x="1.951cm" svg:y="1.472cm" svg:width="7.355cm" svg:height="5.72cm"/>
          <chart:axis chart:dimension="x" chart:name="primary-x" chart:style-name="ch5" chartooo:axis-type="auto">
            <chart:title svg:x="4.851cm" svg:y="8.018cm" chart:style-name="ch6">
              <text:p>Threads</text:p>
            </chart:title>
            <chart:categories table:cell-range-address="local-table.$B$1:.$H$1"/>
            <chart:grid chart:style-name="ch7" chart:class="major"/>
          </chart:axis>
          <chart:axis chart:dimension="y" chart:name="primary-y" chart:style-name="ch5">
            <chart:title svg:x="0.451cm" svg:y="5.989cm" chart:style-name="ch8">
              <text:p>Execution Time (%)</text:p>
            </chart:title>
            <chart:grid chart:style-name="ch7" chart:class="major"/>
          </chart:axis>
          <chart:series chart:style-name="ch9" chart:values-cell-range-address="local-table.$B$3:.$H$3" chart:label-cell-address="local-table.$A$3" chart:class="chart:scatter">
            <chart:domain table:cell-range-address="local-table.$B$2:.$H$2"/>
            <chart:data-point chart:repeated="7"/>
          </chart:series>
          <chart:series chart:style-name="ch10" chart:values-cell-range-address="local-table.$B$4:.$H$4" chart:label-cell-address="local-table.$A$4"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row>
          </table:table-header-rows>
          <table:table-rows>
            <table:table-row>
              <table:table-cell office:value-type="string">
                <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8">
                <text:p>8</text:p>
              </table:table-cell>
              <table:table-cell office:value-type="float" office:value="16">
                <text:p>16</text:p>
              </table:table-cell>
              <table:table-cell office:value-type="float" office:value="32">
                <text:p>32</text:p>
              </table:table-cell>
              <table:table-cell office:value-type="float" office:value="64">
                <text:p>64</text:p>
              </table:table-cell>
            </table:table-row>
            <table:table-row>
              <table:table-cell office:value-type="string">
                <text:p>Estimated Execution Time (%)</text:p>
              </table:table-cell>
              <table:table-cell office:value-type="float" office:value="100">
                <text:p>100</text:p>
              </table:table-cell>
              <table:table-cell office:value-type="float" office:value="50">
                <text:p>50</text:p>
              </table:table-cell>
              <table:table-cell office:value-type="float" office:value="25">
                <text:p>25</text:p>
              </table:table-cell>
              <table:table-cell office:value-type="float" office:value="12.5">
                <text:p>12.5</text:p>
              </table:table-cell>
              <table:table-cell office:value-type="float" office:value="6.25">
                <text:p>6.25</text:p>
              </table:table-cell>
              <table:table-cell office:value-type="float" office:value="3.125">
                <text:p>3.125</text:p>
              </table:table-cell>
              <table:table-cell office:value-type="float" office:value="1.5625">
                <text:p>1.5625</text:p>
              </table:table-cell>
            </table:table-row>
            <table:table-row>
              <table:table-cell office:value-type="string">
                <text:p>Measured Execution Time (%)</text:p>
              </table:table-cell>
              <table:table-cell office:value-type="float" office:value="100">
                <text:p>100</text:p>
              </table:table-cell>
              <table:table-cell office:value-type="float" office:value="50.8861859252824">
                <text:p>50.8861859252824</text:p>
              </table:table-cell>
              <table:table-cell office:value-type="float" office:value="25.0825369244136">
                <text:p>25.0825369244136</text:p>
              </table:table-cell>
              <table:table-cell office:value-type="float" office:value="12.5716768027802">
                <text:p>12.5716768027802</text:p>
              </table:table-cell>
              <table:table-cell office:value-type="float" office:value="7.64031277150304">
                <text:p>7.64031277150304</text:p>
              </table:table-cell>
              <table:table-cell office:value-type="float" office:value="8.3614248479583">
                <text:p>8.3614248479583</text:p>
              </table:table-cell>
              <table:table-cell office:value-type="float" office:value="5.98088618592528">
                <text:p>5.9808861859252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